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 3 supplementary hints</text:span></text:p>
      <text:p text:style-name="Standard"/>
      <text:p text:style-name="Standard">Note that these hints comprise explicit steps to take, in case you're not sure how to structure your solution. <text:s/>You may want to take a crack at the solution be referring here. <text:s/></text:p>
      <text:p text:style-name="Standard"/>
      <text:p text:style-name="Standard">Please note that any code examples here may not run properly, because they are largely incomplete. <text:s/>The purpose here is to offer tips and tools towards a solution, not the solution itself. <text:s/></text:p>
      <text:p text:style-name="Standard"/>
      <text:p text:style-name="Standard"/>
      <text:p text:style-name="Standard">1: <text:s/><text:span text:style-name="T1">inherit from </text:span><text:span text:style-name="T2">dict</text:span></text:p>
      <text:p text:style-name="Standard"/>
      <text:p text:style-name="code">class ConfigDict(dict):</text:p>
      <text:p text:style-name="Standard"/>
      <text:p text:style-name="Standard">Inheriting from <text:span text:style-name="T3">dict</text:span> means that any <text:span text:style-name="T3">ConfigDict</text:span> object will behave like a dictionary.</text:p>
      <text:p text:style-name="Standard"/>
      <text:p text:style-name="Standard"/>
      <text:p text:style-name="Standard">2: <text:s/><text:span text:style-name="T1">constructor steps: <text:s/>set the filename, check for existence</text:span></text:p>
      <text:p text:style-name="Standard"/>
      <text:p text:style-name="code">class ConfigDit(dict):</text:p>
      <text:p text:style-name="code"/>
      <text:p text:style-name="code"><text:s text:c="4"/>def __init__(self, filename):</text:p>
      <text:p text:style-name="code"><text:s text:c="8"/># set the name of the file in the instance</text:p>
      <text:p text:style-name="code"><text:s text:c="8"/># use a "private" attribute for this </text:p>
      <text:p text:style-name="code"><text:s text:c="8"/># (i.e., one that won't be used externally)</text:p>
      <text:p text:style-name="code"><text:s text:c="8"/># ("private" names start with a single underscore)</text:p>
      <text:p text:style-name="code"/>
      <text:p text:style-name="code"><text:s text:c="8"/># check to see if the file exists</text:p>
      <text:p text:style-name="code"><text:s text:c="8"/># if it does:</text:p>
      <text:p text:style-name="code"><text:s text:c="12"/># open the file and read it, line-by-line</text:p>
      <text:p text:style-name="code"><text:s text:c="12"/># for each line in the file</text:p>
      <text:p text:style-name="code"><text:s text:c="16"/># strip the line</text:p>
      <text:p text:style-name="code"><text:s text:c="16"/># split the line on a '='</text:p>
      <text:p text:style-name="code"><text:s text:c="16"/># set the key and value in the instance:</text:p>
      <text:p text:style-name="code"><text:s text:c="20"/># NOT self[key] = value</text:p>
      <text:p text:style-name="code"><text:s text:c="20"/># dict.__setitem__(self, key, value)</text:p>
      <text:p text:style-name="Standard"/>
      <text:p text:style-name="Standard"/>
      <text:p text:style-name="Standard">3: <text:s/><text:span text:style-name="T1">checking to see if a file exists</text:span></text:p>
      <text:p text:style-name="Standard"/>
      <text:p text:style-name="code"><text:s text:c="8"/>import os</text:p>
      <text:p text:style-name="code"><text:s text:c="8"/>if os.path.isfile('filename.txt'):</text:p>
      <text:p text:style-name="Standard"/>
      <text:p text:style-name="Standard"/>
      <text:p text:style-name="Standard">4: <text:s/><text:span text:style-name="T1">splitting only once (if a config value also has an equals sign)</text:span></text:p>
      <text:p text:style-name="Standard"/>
      <text:p text:style-name="code"><text:s text:c="8"/>configvalue = 'this=that=other' <text:s text:c="4"/># meant to be key: <text:s/><text:span text:style-name="T3">this</text:span></text:p>
      <text:p text:style-name="code"><text:s text:c="44"/># value: <text:s text:c="11"/><text:span text:style-name="T3">that=other</text:span></text:p>
      <text:p text:style-name="code"/>
      <text:p text:style-name="code"><text:soft-page-break/><text:s text:c="8"/>key, val = configval.split('=', 1) <text:s/># <text:span text:style-name="T3">maxsplit</text:span> argument (1)</text:p>
      <text:p text:style-name="Standard"/>
      <text:p text:style-name="Standard"/>
      <text:p text:style-name="Standard">5: <text:s/><text:span text:style-name="T1">when setting a key and a value in the object, mustn't use this form</text:span>:</text:p>
      <text:p text:style-name="Standard"/>
      <text:p text:style-name="code"><text:s text:c="4"/>self[key] = value</text:p>
      <text:p text:style-name="Standard"/>
      <text:p text:style-name="Standard"><text:s text:c="4"/>because it will call your class' <text:span text:style-name="T3">__setitem__</text:span> method. <text:s/>instead. use the parent class:</text:p>
      <text:p text:style-name="Standard"/>
      <text:p text:style-name="code"><text:s text:c="4"/>dict.__setitem__(self, key, value)</text:p>
      <text:p text:style-name="Standard"/>
      <text:p text:style-name="Standard"/>
      <text:p text:style-name="Standard">6: <text:s/><text:span text:style-name="T3">__setitem__</text:span> steps</text:p>
      <text:p text:style-name="Standard"/>
      <text:p text:style-name="code"><text:s text:c="4"/>def __setitem__(self, key, value):</text:p>
      <text:p text:style-name="code"><text:s text:c="8"/># (called when user says thisdict[key] = value)</text:p>
      <text:p text:style-name="code"/>
      <text:p text:style-name="code"><text:s text:c="8"/># set key, value in instance</text:p>
      <text:p text:style-name="code"><text:s text:c="8"/># (remember, dont' use self[key] = value!)</text:p>
      <text:p text:style-name="code"><text:s text:c="8"/># instead, call the dict() constructor -- as was done in __init__</text:p>
      <text:p text:style-name="code"><text:s text:c="8"/># i.e. dict.__setitem__(self, key, value)</text:p>
      <text:p text:style-name="code"/>
      <text:p text:style-name="code"><text:s text:c="8"/># open the file (use the name you stored in the instance)</text:p>
      <text:p text:style-name="code"><text:s text:c="8"/># loop through instance's key / value pairs</text:p>
      <text:p text:style-name="code"><text:s text:c="12"/># write each key/value on a line, joined by an equals sign</text:p>
      <text:p text:style-name="code"><text:s text:c="12"/># fh.write('{0}={1}\n'.format(key, value))</text:p>
      <text:p text:style-name="Standard"/>
      <text:p text:style-name="Standard"/>
      <text:p text:style-name="Standard">As always, g<text:bookmark text:name="_GoBack"/>ood luck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urier" fo:font-family="Courier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626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ikie</meta:initial-creator>
    <dc:creator>David Blaikie</dc:creator>
    <meta:editing-cycles>6</meta:editing-cycles>
    <meta:creation-date>2015-02-28T19:38:00</meta:creation-date>
    <dc:date>2015-03-03T03:38:00</dc:date>
    <meta:editing-duration>PT12M</meta:editing-duration>
    <meta:generator>LibreOffice/5.4.2.2.0$Linux_X86_64 LibreOffice_project/40m0$Build-2</meta:generator>
    <meta:document-statistic meta:table-count="0" meta:image-count="0" meta:object-count="0" meta:page-count="2" meta:paragraph-count="45" meta:word-count="354" meta:character-count="2403" meta:non-whitespace-character-count="1725"/>
    <meta:user-defined meta:name="AppVersion">14.0000</meta:user-defined>
    <meta:user-defined meta:name="Company">AppNex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